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ServiceUnit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ateServiceUnitMojo.createArchive( File installer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erateServiceUnitMojo.createUnpackedInstaller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